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661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office:value-type="string" calcext:value-type="string">
            <text:p>Checkpoi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23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23"/>
        </table:table-row>
        <table:table-row table:style-name="ro1">
          <table:table-cell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9:52:49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9:53:40.947000000</dc:date>
    <meta:editing-duration>P1DT11H25M4S</meta:editing-duration>
    <meta:editing-cycles>21</meta:editing-cycles>
    <meta:generator>LibreOffice/5.1.3.2$Windows_x86 LibreOffice_project/644e4637d1d8544fd9f56425bd6cec110e49301b</meta:generator>
    <meta:document-statistic meta:table-count="1" meta:cell-count="87" meta:object-count="0"/>
  </office:meta>
</office:document-meta>
</file>